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ndalus" svg:font-family="Andalus"/>
    <style:font-face style:name="Lucida Sans1" svg:font-family="'Lucida Sans'" style:font-family-generic="swiss"/>
    <style:font-face style:name="Ferro Rosso" svg:font-family="'Ferro Ross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variant="small-caps" officeooo:rsid="00174c64" officeooo:paragraph-rsid="00174c64"/>
    </style:style>
    <style:style style:name="P2" style:family="paragraph" style:parent-style-name="Standard">
      <style:paragraph-properties fo:margin-left="2cm" fo:margin-right="2cm" fo:margin-top="0.3cm" fo:margin-bottom="0.3cm" loext:contextual-spacing="false" fo:text-align="center" style:justify-single-word="false" fo:text-indent="0cm" style:auto-text-indent="false"/>
    </style:style>
    <style:style style:name="P3" style:family="paragraph" style:parent-style-name="Standard">
      <style:paragraph-properties fo:margin-left="4.001cm" fo:margin-right="0cm" fo:margin-top="0.3cm" fo:margin-bottom="0.3cm" loext:contextual-spacing="false" fo:text-align="start" style:justify-single-word="false" fo:text-indent="-2cm" style:auto-text-indent="false">
        <style:tab-stops/>
        <style:drop-cap style:lines="2"/>
      </style:paragraph-properties>
    </style:style>
    <style:style style:name="P4" style:family="paragraph" style:parent-style-name="Standard">
      <style:paragraph-properties fo:margin-left="4.001cm" fo:margin-right="0cm" fo:margin-top="0.3cm" fo:margin-bottom="0.3cm" loext:contextual-spacing="false" fo:text-align="justify" style:justify-single-word="false" fo:text-indent="-2cm" style:auto-text-indent="false">
        <style:tab-stops/>
      </style:paragraph-properties>
    </style:style>
    <style:style style:name="P5" style:family="paragraph" style:parent-style-name="Standard">
      <style:paragraph-properties fo:margin-left="1cm" fo:margin-right="1cm" fo:margin-top="0.3cm" fo:margin-bottom="0.3cm" loext:contextual-spacing="false" fo:text-align="center" style:justify-single-word="false" fo:text-indent="0cm" style:auto-text-indent="false" fo:padding="0.049cm" fo:border-left="0.06pt solid #729fcf" fo:border-right="0.06pt solid #729fcf" fo:border-top="0.06pt solid #729fcf" fo:border-bottom="none" style:shadow="#808080 0.176cm -0.176cm"/>
      <style:text-properties style:text-outline="true" fo:text-shadow="1pt 1pt" fo:font-weight="bold" style:font-weight-asian="bold" style:font-weight-complex="bold"/>
    </style:style>
    <style:style style:name="P6" style:family="paragraph" style:parent-style-name="Standard">
      <style:paragraph-properties fo:margin-top="0.3cm" fo:margin-bottom="0.3cm" loext:contextual-spacing="false" fo:text-align="end" style:justify-single-word="false"/>
    </style:style>
    <style:style style:name="P7" style:family="paragraph" style:parent-style-name="Standard">
      <style:paragraph-properties fo:margin-top="0.3cm" fo:margin-bottom="0.3cm" loext:contextual-spacing="false" fo:text-align="center" style:justify-single-word="false"/>
      <style:text-properties fo:color="#c9211e" style:font-name="Ferro Rosso" fo:background-color="#ffff00"/>
    </style:style>
    <style:style style:name="P8" style:family="paragraph" style:parent-style-name="Standard">
      <style:paragraph-properties fo:margin-top="0.3cm" fo:margin-bottom="0.3cm" loext:contextual-spacing="false" fo:text-align="justify" style:justify-single-word="false"/>
    </style:style>
    <style:style style:name="P9" style:family="paragraph" style:parent-style-name="Standard">
      <style:paragraph-properties fo:margin-top="0.3cm" fo:margin-bottom="0.3cm" loext:contextual-spacing="false"/>
      <style:text-properties officeooo:paragraph-rsid="001b3012"/>
    </style:style>
    <style:style style:name="P10" style:family="paragraph" style:parent-style-name="Standard">
      <style:paragraph-properties fo:margin-top="0.3cm" fo:margin-bottom="0.3cm" loext:contextual-spacing="false" fo:text-align="center" style:justify-single-word="false" style:border-line-width="0.012cm 0.012cm 0.012cm" fo:padding="0.049cm" fo:border="0.99pt double #2a6099"/>
      <style:text-properties fo:font-weight="bold"/>
    </style:style>
    <style:style style:name="P11" style:family="paragraph" style:parent-style-name="Standard">
      <style:paragraph-properties fo:margin-top="0.3cm" fo:margin-bottom="0.3cm" loext:contextual-spacing="false" fo:break-before="column"/>
      <style:text-properties officeooo:paragraph-rsid="001b3012"/>
    </style:style>
    <style:style style:name="P12" style:family="paragraph" style:parent-style-name="Standard" style:master-page-name="">
      <style:paragraph-properties fo:margin-top="0.3cm" fo:margin-bottom="0.3cm" loext:contextual-spacing="false" fo:text-align="justify" style:justify-single-word="false" style:page-number="auto"/>
    </style:style>
    <style:style style:name="P13" style:family="paragraph" style:parent-style-name="Standard">
      <style:paragraph-properties fo:margin-left="3cm" fo:margin-right="3cm" fo:margin-top="0.3cm" fo:margin-bottom="0.3cm" loext:contextual-spacing="false" fo:text-align="center" style:justify-single-word="false" fo:text-indent="0cm" style:auto-text-indent="false" fo:padding="0.049cm" fo:border-left="none" fo:border-right="none" fo:border-top="0.99pt dotted #ff0000" fo:border-bottom="none"/>
    </style:style>
    <style:style style:name="P14" style:family="paragraph" style:parent-style-name="Standard">
      <style:paragraph-properties fo:margin-left="3cm" fo:margin-right="3cm" fo:margin-top="0.3cm" fo:margin-bottom="0.3cm" loext:contextual-spacing="false" fo:text-indent="0cm" style:auto-text-indent="false"/>
      <style:text-properties fo:letter-spacing="0.176cm" officeooo:paragraph-rsid="001e3400"/>
    </style:style>
    <style:style style:name="P15" style:family="paragraph" style:parent-style-name="Standard">
      <style:paragraph-properties fo:margin-left="3cm" fo:margin-right="0cm" fo:margin-top="0.3cm" fo:margin-bottom="0.3cm" loext:contextual-spacing="false" fo:text-align="justify" style:justify-single-word="false" fo:text-indent="0cm" style:auto-text-indent="false" fo:padding="0.049cm" fo:border-left="none" fo:border-right="none" fo:border-top="none" fo:border-bottom="0.51pt dotted #2a6099"/>
      <style:text-properties officeooo:paragraph-rsid="001cac5f"/>
    </style:style>
    <style:style style:name="P16" style:family="paragraph" style:parent-style-name="Standard">
      <style:paragraph-properties fo:margin-left="0cm" fo:margin-right="3cm" fo:margin-top="0.3cm" fo:margin-bottom="0.3cm" loext:contextual-spacing="false" fo:text-align="justify" style:justify-single-word="false" fo:text-indent="0cm" style:auto-text-indent="false" fo:padding="0.049cm" fo:border-left="none" fo:border-right="none" fo:border-top="none" fo:border-bottom="0.51pt dotted #2a6099"/>
    </style:style>
    <style:style style:name="T1" style:family="text">
      <style:text-properties style:text-position="super 70%" style:font-name="Andalus"/>
    </style:style>
    <style:style style:name="T2" style:family="text">
      <style:text-properties style:font-name="Andalus"/>
    </style:style>
    <style:style style:name="Sect1"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3">
          <style:column-sep style:width="0.035cm" style:color="#ff0000" style:height="100%" style:style="solid"/>
          <style:column style:rel-width="4868*" fo:start-indent="0cm" fo:end-indent="0.049cm"/>
          <style:column style:rel-width="2608*" fo:start-indent="0.049cm" fo:end-indent="0.049cm"/>
          <style:column style:rel-width="2579*" fo:start-indent="0.049cm" fo:end-indent="0cm"/>
        </style:columns>
      </style:section-properties>
    </style:style>
    <style:style style:name="Sect3" style:family="section">
      <style:section-properties fo:background-color="transparent" text:dont-balance-text-columns="false" style:editable="false">
        <style:columns fo:column-count="2">
          <style:column-sep style:width="0.035cm" style:color="#ff0000" style:height="100%" style:style="solid"/>
          <style:column style:rel-width="5725*" fo:start-indent="0cm" fo:end-indent="0.099cm"/>
          <style:column style:rel-width="4331*" fo:start-indent="0.099cm" fo:end-indent="0cm"/>
        </style:columns>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 versión 4.4 de Skype ha llegado a Android, con la novedad de llevar la plataforma de mensajería y videollamadas con un diseño específico para 'tablets' de Android, además de para Kindle Fire HD y Kindle Fire HDX. </text:p>
      <text:p text:style-name="P5">El móvil vuelve a tomar la delantera a las tablets en las compras online</text:p>
      <text:p text:style-name="P6"><text:span text:style-name="T2">El</text:span> <text:span text:style-name="T1">52%</text:span> <text:span text:style-name="T2">de las compras móviles se hacen desde un smartphone</text:span></text:p>
      <text:p text:style-name="P3">El mobile commerce sigue creciendo sin descanso. Las páginas específicamente diseñadas para dispositivos móviles, el auge de los servicios de geolocalización y los distintos avances que se van dando en el pago móvil dan fuelle a unas cifras que hablan por sí solas.</text:p>
      <text:p text:style-name="P4">En el segundo cuatrimestre de este año las transacciones a través de smartphones y tabletas se incrementaron casi cuatro puntos y ya representan el 17,5% de las compras online.</text:p>
      <text:p text:style-name="P7">La policía francesa migra a Linux ahorrando un 40% en costes</text:p>
      <text:section text:style-name="Sect1" text:name="Sección2">
        <text:p text:style-name="P12">No es la primera vez que una organización decide pasar sus ordenadores a sistemas operativos libres. La Estación Espacial Internacional, ciudades como Munich o algunos centros educativos ya lo han hecho. </text:p>
        <text:p text:style-name="P8">Y lo más curioso es que esto les ha permitido un ahorro económico, además de más facilidad de uso. Las ventajas de este tipo de proyectos son más que evidentes, por lo que se ha demostrado que su uso es algo muy interesante.</text:p>
      </text:section>
      <text:p text:style-name="P10">Dell sigue apoyando a Windows 8</text:p>
      <text:section text:style-name="Sect2" text:name="Sección1">
        <text:p text:style-name="P9">La compañía ha presentado dos líneas de productos, por un lado tablets haciendo uso de Android y por otro lado una nueva línea de tablets centrados en Windows 8. </text:p>
        <text:p text:style-name="P11">Las nuevas tablets de Dell han sido bautizadas como Dell Venue 8 Pro y Dell 11 Pro. Los números como en la mayoría de este tipo de productos hacen referencia únicamente al tamaño de la pantalla. </text:p>
        <text:p text:style-name="P11">Aunque hay que mencionar que en el caso del Dell 11 Pro la pantalla no llega a alcanzar las 11” de diagonal, sino que se queda en 10,8”.</text:p>
      </text:section>
      <text:p text:style-name="P13">BMW vuelve al mundo de la informática, esta vez con AsRock</text:p>
      <text:p text:style-name="P14">Por <text:s/>BMW DesignWorks</text:p>
      <text:p text:style-name="P14"/>
      <text:p text:style-name="P14"/>
      <text:section text:style-name="Sect3" text:name="Sección3">
        <text:p text:style-name="P15"><text:soft-page-break/>Hace ya varios años que el BMW DesignWorks se unió con Thermaltake para crear la Level 10, una esperpéntica caja que llegamos a analizar, y que más tarde fue acompañada del ratón ‘a juego’. </text:p>
        <text:p text:style-name="P16">Han pasado mucho tiempo desde entonces y ahora BMW se alía con AsRock para diseñar un equipo completo.</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ndalus" svg:font-family="Andalus"/>
    <style:font-face style:name="Lucida Sans1" svg:font-family="'Lucida Sans'" style:font-family-generic="swiss"/>
    <style:font-face style:name="Ferro Rosso" svg:font-family="'Ferro Ross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variant="small-caps" officeooo:rsid="00174c64" officeooo:paragraph-rsid="00174c64"/>
    </style:style>
    <style:page-layout style:name="Mpm1">
      <style:page-layout-properties fo:page-width="21.001cm" fo:page-height="29.7cm" style:num-format="1" style:print-orientation="portrait" fo:margin-top="1.499cm" fo:margin-bottom="1.499cm" fo:margin-left="1.499cm" fo:margin-right="1.499cm" fo:border="2.35pt double #00a933" style:border-line-width="0.026cm 0.004cm 0.053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Jaime Molina Granado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2T12:18:48.607000000</meta:creation-date>
    <dc:date>2019-10-04T09:51:43.329000000</dc:date>
    <meta:editing-duration>PT12M17S</meta:editing-duration>
    <meta:editing-cycles>4</meta:editing-cycles>
    <meta:generator>LibreOffice/6.3.2.2$Windows_X86_64 LibreOffice_project/98b30e735bda24bc04ab42594c85f7fd8be07b9c</meta:generator>
    <meta:document-statistic meta:table-count="0" meta:image-count="0" meta:object-count="0" meta:page-count="2" meta:paragraph-count="17" meta:word-count="388" meta:character-count="2190" meta:non-whitespace-character-count="1813"/>
  </office:meta>
</office:document-meta>
</file>